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irst Aid Kit</text:h>
      <text:p text:style-name="Text_20_body">Store your first aid supplies in a tool box or fishing tackle box so they will be easy to carry and protected from water. Inspect your kit regularly and keep it freshly stocked. NOTE: Important medical information and most prescriptions can be stored in the refrigerator, which also provides excellent protection from fires.</text:p>
      <text:h text:style-name="Heading_20_3" text:outline-level="3">Drugs/Medications</text:h>
      <text:list xml:id="list8235144906950597341" text:style-name="L1">
        <text:list-item>
          <text:p text:style-name="P8">Hydrogen peroxide to wash and disinfect wounds</text:p>
        </text:list-item>
        <text:list-item>
          <text:p text:style-name="P8">Antibiotic ointment</text:p>
        </text:list-item>
        <text:list-item>
          <text:p text:style-name="P8">Individually wrapped alcohol swabs</text:p>
        </text:list-item>
        <text:list-item>
          <text:p text:style-name="P8">Aspirin and non-aspirin tablets</text:p>
        </text:list-item>
        <text:list-item>
          <text:p text:style-name="P8">Prescriptions and any long-term medications (keep these current)</text:p>
        </text:list-item>
        <text:list-item>
          <text:p text:style-name="P8">Diarrhea medicine</text:p>
        </text:list-item>
        <text:list-item>
          <text:p text:style-name="P1">Eye drops</text:p>
        </text:list-item>
      </text:list>
      <text:h text:style-name="Heading_20_3" text:outline-level="3">Dressings</text:h>
      <text:list xml:id="list1666287513461564779" text:style-name="L2">
        <text:list-item>
          <text:p text:style-name="P9">Bandage strips</text:p>
        </text:list-item>
        <text:list-item>
          <text:p text:style-name="P9">Ace bandages</text:p>
        </text:list-item>
        <text:list-item>
          <text:p text:style-name="P9">Rolled gauze</text:p>
        </text:list-item>
        <text:list-item>
          <text:p text:style-name="P9">Cotton-tipped swabs</text:p>
        </text:list-item>
        <text:list-item>
          <text:p text:style-name="P2">Adhesive tape roll</text:p>
        </text:list-item>
      </text:list>
      <text:h text:style-name="Heading_20_3" text:outline-level="3">Other First Aid Supplies</text:h>
      <text:list xml:id="list5962870523712457335" text:style-name="L3">
        <text:list-item>
          <text:p text:style-name="P10">First aid book</text:p>
        </text:list-item>
        <text:list-item>
          <text:p text:style-name="P10">Scissors</text:p>
        </text:list-item>
        <text:list-item>
          <text:p text:style-name="P10">Tweezers</text:p>
        </text:list-item>
        <text:list-item>
          <text:p text:style-name="P10">Thermometer</text:p>
        </text:list-item>
        <text:list-item>
          <text:p text:style-name="P10">Bar soap</text:p>
        </text:list-item>
        <text:list-item>
          <text:p text:style-name="P10">Tissues</text:p>
        </text:list-item>
        <text:list-item>
          <text:p text:style-name="P10">Sunscreen</text:p>
        </text:list-item>
        <text:list-item>
          <text:p text:style-name="P10">Paper cups</text:p>
        </text:list-item>
        <text:list-item>
          <text:p text:style-name="P10">Pocket knife</text:p>
        </text:list-item>
        <text:list-item>
          <text:p text:style-name="P10">Small plastic bags</text:p>
        </text:list-item>
        <text:list-item>
          <text:p text:style-name="P10">Safety pins</text:p>
        </text:list-item>
        <text:list-item>
          <text:p text:style-name="P10">Needle and thread</text:p>
        </text:list-item>
        <text:list-item>
          <text:p text:style-name="P10">Instant cold packs for sprains</text:p>
        </text:list-item>
        <text:list-item>
          <text:p text:style-name="P10">Sanitary napkins</text:p>
        </text:list-item>
        <text:list-item>
          <text:p text:style-name="P3">Splinting materials</text:p>
        </text:list-item>
      </text:list>
      <text:h text:style-name="Heading_20_2" text:outline-level="2">Survival Kit for Your Home</text:h>
      <text:p text:style-name="Text_20_body">Assemble a survival kit for your home with the following items:</text:p>
      <text:h text:style-name="Heading_20_3" text:outline-level="3"><text:soft-page-break/>Tools and supplies</text:h>
      <text:list xml:id="list7248658833860414013" text:style-name="L4">
        <text:list-item>
          <text:p text:style-name="P11">ax, shovel, broom</text:p>
        </text:list-item>
        <text:list-item>
          <text:p text:style-name="P11">screwdriver, pliers, hammer, adjustable wrench</text:p>
        </text:list-item>
        <text:list-item>
          <text:p text:style-name="P11">rope for towing or rescue</text:p>
        </text:list-item>
        <text:list-item>
          <text:p text:style-name="P4">plastic sheeting and tape</text:p>
        </text:list-item>
      </text:list>
      <text:h text:style-name="Heading_20_3" text:outline-level="3">Items for safety and comfort</text:h>
      <text:list xml:id="list1925766691681878914" text:style-name="L5">
        <text:list-item>
          <text:p text:style-name="P12">sturdy shoes that can provide protection from broken glass, nails, and other debris</text:p>
        </text:list-item>
        <text:list-item>
          <text:p text:style-name="P12">gloves (heavy and durable for cleaning up debris)</text:p>
        </text:list-item>
        <text:list-item>
          <text:p text:style-name="P12">candles</text:p>
        </text:list-item>
        <text:list-item>
          <text:p text:style-name="P12">waterproof matches</text:p>
        </text:list-item>
        <text:list-item>
          <text:p text:style-name="P12">change of clothing</text:p>
        </text:list-item>
        <text:list-item>
          <text:p text:style-name="P12">knife</text:p>
        </text:list-item>
        <text:list-item>
          <text:p text:style-name="P12">garden hose (for siphoning and firefighting)</text:p>
        </text:list-item>
        <text:list-item>
          <text:p text:style-name="P12">tent</text:p>
        </text:list-item>
        <text:list-item>
          <text:p text:style-name="P12">recreational supplies for children and adults</text:p>
        </text:list-item>
        <text:list-item>
          <text:p text:style-name="P12">blankets or sleeping bags</text:p>
        </text:list-item>
        <text:list-item>
          <text:p text:style-name="P12">portable radio, flashlight, and extra batteries</text:p>
        </text:list-item>
        <text:list-item>
          <text:p text:style-name="P12">essential medications and eyeglasses</text:p>
        </text:list-item>
        <text:list-item>
          <text:p text:style-name="P12">fire extinguisher -- multipurpose, dry chemical type</text:p>
        </text:list-item>
        <text:list-item>
          <text:p text:style-name="P12">food and water for pets</text:p>
        </text:list-item>
        <text:list-item>
          <text:p text:style-name="P12">toilet tissue</text:p>
        </text:list-item>
        <text:list-item>
          <text:p text:style-name="P5">cash</text:p>
        </text:list-item>
      </text:list>
      <text:h text:style-name="Heading_20_2" text:outline-level="2">Survival Kit for Your Automobile</text:h>
      <text:p text:style-name="Text_20_body">Assemble a survival kit for your automobile with the following items. Storing some of these supplies in a small bag or backpack will make them more convenient to carry if you need to walk.</text:p>
      <text:list xml:id="list2867469680385688948" text:style-name="L6">
        <text:list-item>
          <text:p text:style-name="P13">Blankets</text:p>
        </text:list-item>
        <text:list-item>
          <text:p text:style-name="P13">Bottled water</text:p>
        </text:list-item>
        <text:list-item>
          <text:p text:style-name="P13">Change of clothes</text:p>
        </text:list-item>
        <text:list-item>
          <text:p text:style-name="P13">Coins for telephone calls</text:p>
        </text:list-item>
        <text:list-item>
          <text:p text:style-name="P13">Fire extinguisher -- multipurpose, dry chemical type</text:p>
        </text:list-item>
        <text:list-item>
          <text:p text:style-name="P13">First aid kit and manual</text:p>
        </text:list-item>
        <text:list-item>
          <text:p text:style-name="P13">Emergency signal device (light sticks, battery-type flasher, reflector, etc.)</text:p>
        </text:list-item>
        <text:list-item>
          <text:p text:style-name="P13">Flashlight with fresh batteries</text:p>
        </text:list-item>
        <text:list-item>
          <text:p text:style-name="P13">Food (nonperishable -- nutrition bars, trail mix, etc.)</text:p>
        </text:list-item>
        <text:list-item>
          <text:p text:style-name="P13">Gloves</text:p>
        </text:list-item>
        <text:list-item>
          <text:p text:style-name="P13">Local map and compass</text:p>
        </text:list-item>
        <text:list-item>
          <text:p text:style-name="P13">Rope for towing, rescue, etc.</text:p>
        </text:list-item>
        <text:list-item>
          <text:p text:style-name="P13">Paper and pencils</text:p>
        </text:list-item>
        <text:list-item>
          <text:p text:style-name="P13">Premoistened towelettes</text:p>
        </text:list-item>
        <text:list-item>
          <text:p text:style-name="P13">Prescription medicines</text:p>
        </text:list-item>
        <text:list-item>
          <text:p text:style-name="P13"><text:soft-page-break/>Battery-operated radio with fresh batteries</text:p>
        </text:list-item>
        <text:list-item>
          <text:p text:style-name="P13">Small mirror for signaling</text:p>
        </text:list-item>
        <text:list-item>
          <text:p text:style-name="P13">Toilet tissue</text:p>
        </text:list-item>
        <text:list-item>
          <text:p text:style-name="P13">Tools (pliers, adjustable wrench, screwdriver, etc.)</text:p>
        </text:list-item>
        <text:list-item>
          <text:p text:style-name="P13">Whistle for signaling</text:p>
        </text:list-item>
        <text:list-item>
          <text:p text:style-name="P13">Jumper cables</text:p>
        </text:list-item>
        <text:list-item>
          <text:p text:style-name="P6">Duct tape</text:p>
        </text:list-item>
      </text:list>
      <text:h text:style-name="Heading_20_2" text:outline-level="2">Survival Kit for Your Workplace</text:h>
      <text:p text:style-name="Text_20_body">Assemble a survival kit for the workplace with the following supplies:</text:p>
      <text:list xml:id="list6652383074376440822" text:style-name="L7">
        <text:list-item>
          <text:p text:style-name="P14">Food (nonperishable -- nutrition bars, trail mix, etc.)</text:p>
        </text:list-item>
        <text:list-item>
          <text:p text:style-name="P14">Bottled water</text:p>
        </text:list-item>
        <text:list-item>
          <text:p text:style-name="P14">Jacket or sweatshirt</text:p>
        </text:list-item>
        <text:list-item>
          <text:p text:style-name="P14">Pair of sturdy shoes</text:p>
        </text:list-item>
        <text:list-item>
          <text:p text:style-name="P14">Flashlight with fresh batteries</text:p>
        </text:list-item>
        <text:list-item>
          <text:p text:style-name="P14">Battery-operated radio with fresh batteries</text:p>
        </text:list-item>
        <text:list-item>
          <text:p text:style-name="P14">Essential medications</text:p>
        </text:list-item>
        <text:list-item>
          <text:p text:style-name="P14">Blanket</text:p>
        </text:list-item>
        <text:list-item>
          <text:p text:style-name="P14">Small first aid kit</text:p>
        </text:list-item>
        <text:list-item>
          <text:p text:style-name="P14">Extra pair of eyeglasses and/or contact lens solution</text:p>
        </text:list-item>
        <text:list-item>
          <text:p text:style-name="P7">Whistle or other signaling devic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06T18:24:11.80</meta:creation-date>
    <dc:date>2015-08-06T18:25:07.32</dc:date>
    <meta:editing-duration>PT56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3" meta:paragraph-count="93" meta:word-count="509" meta:character-count="2914"/>
  </office:meta>
</office:document-meta>
</file>